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Unit Testing in Python</text:h>
      <text:p text:style-name="Standard"/>
      <text:p text:style-name="Standard">Unit testing is a software testing method by which individual units of source code are put under various tests to determine whether they are fit for use. It determines and ascertains the quality of your code.</text:p>
      <text:p text:style-name="Standard"/>
      <text:p text:style-name="Text_20_body">The developers are expected to write automated test scripts, which ensures that each and every section or a unit meets its design and behaves as expected. Though writing manual tests for your code is definitely a tedious and time-consuming task, Python's built-in unit testing framework has made life a lot easier. The unit test framework in Python is called <text:span text:style-name="Source_20_Text">unittest</text:span>, which comes packaged with Python.</text:p>
      <text:p text:style-name="Text_20_body">Unit testing makes your code future proof since you anticipate the cases where your code could potentially fail or produce a bug. Though you cannot predict all of the cases, you still address most of them.</text:p>
      <text:p text:style-name="Text_20_body">A unit could be bucketed into various categories:</text:p>
      <text:list xml:id="list3194172299" text:style-name="L1">
        <text:list-item>
          <text:p text:style-name="P2">An entire module, </text:p>
        </text:list-item>
        <text:list-item>
          <text:p text:style-name="P2">An individual function, </text:p>
        </text:list-item>
        <text:list-item>
          <text:p text:style-name="P1">A complete interface like a class or a method. </text:p>
        </text:list-item>
      </text:list>
      <text:h text:style-name="Heading_20_1" text:outline-level="1"/>
      <text:h text:style-name="Heading_20_1" text:outline-level="1">Profiling in Python</text:h>
      <text:p text:style-name="Text_20_body"/>
      <text:p text:style-name="Text_20_body">Python provides many excellent modules to measure the statistics of a program. This makes us know where the program is spending too much time and what to do inorder to optimize it. It is better to optimize the code inorder to increase the efficiency of a program. So, perform some standard tests to ensure optimization and we can improve the program inorder to increase the efficiency. These statistics can be formatted into reports via the <text:a xlink:type="simple" xlink:href="https://docs.python.org/3/library/profile.html#module-pstats" text:style-name="Internet_20_link" text:visited-style-name="Visited_20_Internet_20_Link"><text:span text:style-name="Source_20_Text">pstats</text:span></text:a> module.</text:p>
      <text:p text:style-name="Text_20_body"><text:span text:style-name="Strong_20_Emphasis">Using line_profiler:</text:span><text:line-break/>Python provides a built-in module to measure execution time and the module name is LineProfiler.It gives detailed report on time consumed by a program.</text:p>
      <text:p text:style-name="Text_20_body"><text:span text:style-name="Strong_20_Emphasis">Using cProfile:</text:span><text:line-break/>Python includes a built in module called cProfile which is used to measure the execution time of a program.cProfiler module provides all information about how long the program is executing and how many times the function get called in a program.</text:p>
      <text:p text:style-name="Text_20_body"/>
      <text:p text:style-name="Text_20_body"/>
      <text:p text:style-name="Text_20_body"><text:soft-page-break/></text:p>
      <text:p text:style-name="Text_20_body"/>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7:12:23.705255292</meta:creation-date>
    <dc:date>2022-01-04T20:20:05.176090515</dc:date>
    <meta:editing-duration>PT1H3M37S</meta:editing-duration>
    <meta:editing-cycles>2</meta:editing-cycles>
    <meta:generator>LibreOffice/6.4.7.2$Linux_X86_64 LibreOffice_project/40$Build-2</meta:generator>
    <meta:document-statistic meta:table-count="0" meta:image-count="0" meta:object-count="0" meta:page-count="2" meta:paragraph-count="12" meta:word-count="316" meta:character-count="1885" meta:non-whitespace-character-count="1581"/>
  </office:meta>
</office:document-meta>
</file>